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AT"/>
    </style:style>
    <style:style style:name="P2" style:parent-style-name="Standard" style:family="paragraph">
      <style:paragraph-properties fo:text-align="start">
        <style:tab-stops>
          <style:tab-stop style:type="left" style:position="3.6562in"/>
        </style:tab-stops>
      </style:paragraph-properties>
      <style:text-properties fo:language="de" fo:country="A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4" style:parent-style-name="Standard" style:family="paragraph">
      <style:paragraph-properties fo:text-align="start">
        <style:tab-stops>
          <style:tab-stop style:type="center" style:position="3.0506in"/>
          <style:tab-stop style:type="right" style:position="6.1013in"/>
        </style:tab-stops>
      </style:paragraph-properties>
      <style:text-properties fo:font-weight="bold" style:font-weight-asian="bold" style:font-weight-complex="bold" fo:font-size="24pt" style:font-size-asian="24pt" fo:language="de" fo:country="A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6" style:parent-style-name="Standard" style:family="paragraph">
      <style:paragraph-properties fo:text-align="center"/>
    </style:style>
    <style:style style:name="T7" style:parent-style-name="Absatz-Standardschriftart" style:family="text">
      <style:text-properties fo:font-weight="bold" style:font-weight-asian="bold" style:font-weight-complex="bold" fo:font-variant="small-caps" fo:color="#0000FF" fo:font-size="20pt" style:font-size-asian="20pt" fo:language="de" fo:country="AT"/>
    </style:style>
    <style:style style:name="P8" style:parent-style-name="Standard" style:family="paragraph">
      <style:paragraph-properties fo:text-align="center"/>
      <style:text-properties fo:font-weight="bold" style:font-weight-asian="bold" fo:language="de" fo:country="AT"/>
    </style:style>
    <style:style style:name="P9" style:parent-style-name="Standard" style:family="paragraph">
      <style:paragraph-properties fo:text-align="center"/>
      <style:text-properties fo:font-weight="bold" style:font-weight-asian="bold" fo:language="de" fo:country="AT"/>
    </style:style>
    <style:style style:name="P10" style:parent-style-name="Standard" style:family="paragraph">
      <style:paragraph-properties fo:text-align="center"/>
      <style:text-properties fo:font-weight="bold" style:font-weight-asian="bold" fo:language="de" fo:country="A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TableColumn15" style:family="table-column">
      <style:table-column-properties style:column-width="3.134in" style:use-optimal-column-width="false"/>
    </style:style>
    <style:style style:name="TableColumn16" style:family="table-column">
      <style:table-column-properties style:column-width="0.1638in" style:use-optimal-column-width="false"/>
    </style:style>
    <style:style style:name="TableColumn17" style:family="table-column">
      <style:table-column-properties style:column-width="2.9076in" style:use-optimal-column-width="false"/>
    </style:style>
    <style:style style:name="Table14" style:family="table">
      <style:table-properties style:width="6.2055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start"/>
      <style:text-properties style:font-weight-complex="bold" fo:language="de" fo:country="A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  <style:text-properties style:font-weight-complex="bold" fo:language="de" fo:country="A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start"/>
      <style:text-properties style:font-weight-complex="bold" fo:language="de" fo:country="A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start"/>
    </style:style>
    <style:style style:name="T28" style:parent-style-name="Absatz-Standardschriftart" style:family="text">
      <style:text-properties style:font-weight-complex="bold" fo:language="de" fo:country="AT"/>
    </style:style>
    <style:style style:name="T29" style:parent-style-name="Absatz-Standardschriftart" style:family="text">
      <style:text-properties style:font-weight-complex="bold" fo:language="de" fo:country="AT"/>
    </style:style>
    <style:style style:name="T30" style:parent-style-name="Absatz-Standardschriftart" style:family="text">
      <style:text-properties style:font-weight-complex="bold" fo:language="de" fo:country="AT"/>
    </style:style>
    <style:style style:name="T31" style:parent-style-name="Absatz-Standardschriftart" style:family="text">
      <style:text-properties style:font-name-complex="Arial" style:font-weight-complex="bold" fo:language="de" fo:country="AT"/>
    </style:style>
    <style:style style:name="T32" style:parent-style-name="Absatz-Standardschriftart" style:family="text">
      <style:text-properties style:font-weight-complex="bold" fo:language="de" fo:country="A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start"/>
      <style:text-properties style:font-weight-complex="bold" fo:language="de" fo:country="A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start"/>
      <style:text-properties style:font-weight-complex="bold" fo:language="de" fo:country="AT"/>
    </style:style>
    <style:style style:name="P37" style:parent-style-name="Standard" style:family="paragraph">
      <style:text-properties fo:font-weight="bold" style:font-weight-asian="bold" style:font-weight-complex="bold" fo:language="de" fo:country="AT"/>
    </style:style>
    <style:style style:name="P38" style:parent-style-name="Standard" style:family="paragraph">
      <style:text-properties style:font-name-asian="Calibri" style:font-name-complex="Times New Roman" style:font-weight-complex="bold" style:font-size-complex="11pt" fo:language="de" fo:country="AT"/>
    </style:style>
    <style:style style:name="P39" style:parent-style-name="Standard" style:family="paragraph">
      <style:text-properties fo:font-weight="bold" style:font-weight-asian="bold" style:font-weight-complex="bold" fo:language="de" fo:country="AT"/>
    </style:style>
    <style:style style:name="P40" style:parent-style-name="Standard" style:family="paragraph">
      <style:paragraph-properties fo:text-align="start"/>
      <style:text-properties style:font-weight-complex="bold" fo:language="de" fo:country="AT"/>
    </style:style>
    <style:style style:name="P41" style:parent-style-name="Standard" style:family="paragraph">
      <style:paragraph-properties fo:text-align="start" fo:line-height="115%"/>
      <style:text-properties style:font-weight-complex="bold" style:font-size-complex="12pt" fo:language="de" fo:country="AT"/>
    </style:style>
    <style:style style:name="P42" style:parent-style-name="Standard" style:family="paragraph">
      <style:paragraph-properties fo:text-align="start" fo:line-height="115%">
        <style:tab-stops>
          <style:tab-stop style:type="left" style:position="5.0729in"/>
        </style:tab-stops>
      </style:paragraph-properties>
    </style:style>
    <style:style style:name="T43" style:parent-style-name="Absatz-Standardschriftart" style:family="text">
      <style:text-properties style:font-weight-complex="bold" style:font-size-complex="12pt" fo:language="de" fo:country="AT" style:language-asian="de" style:country-asian="AT"/>
    </style:style>
    <style:style style:name="T44" style:parent-style-name="Absatz-Standardschriftart" style:family="text">
      <style:text-properties style:font-weight-complex="bold" style:font-size-complex="12pt" fo:language="de" fo:country="AT"/>
    </style:style>
    <style:style style:name="P45" style:parent-style-name="Standard" style:family="paragraph">
      <style:paragraph-properties fo:text-align="start" fo:line-height="115%"/>
      <style:text-properties style:font-weight-complex="bold" style:font-size-complex="12pt" fo:language="de" fo:country="AT"/>
    </style:style>
    <style:style style:name="P46" style:parent-style-name="Standard" style:family="paragraph">
      <style:paragraph-properties fo:text-align="start" fo:line-height="115%"/>
      <style:text-properties style:font-weight-complex="bold" style:font-size-complex="12pt" fo:language="de" fo:country="AT"/>
    </style:style>
    <style:style style:name="P47" style:parent-style-name="Standard" style:family="paragraph">
      <style:paragraph-properties fo:text-align="start" fo:line-height="115%"/>
    </style:style>
    <style:style style:name="T48" style:parent-style-name="Absatz-Standardschriftart" style:family="text">
      <style:text-properties style:font-weight-complex="bold" style:font-size-complex="12pt" fo:language="de" fo:country="AT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tab/></text:p>
      <text:p text:style-name="P3"/>
      <text:p text:style-name="P4"><text:tab/>DIPLOMARBEIT<text:tab/></text:p>
      <text:p text:style-name="P5"/>
      <text:p text:style-name="P6"><text:span text:style-name="T7">MAD – Network Monitoring</text:span></text:p>
      <text:p text:style-name="P8"/>
      <text:p text:style-name="P9">Höhere Technische Bundeslehr- und Versuchsanstalt Anichstraße</text:p>
      <text:p text:style-name="P10">________________________________________________________</text:p>
      <text:p text:style-name="P11">Abteilung</text:p>
      <text:p text:style-name="P12">Elektronik &amp; Technische Informatik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Ausgeführt im Schuljahr 2014/14 von: <text:s text:c="2"/></text:p>
          </table:table-cell>
          <table:table-cell table:style-name="TableCell21">
            <text:p text:style-name="P22"/>
          </table:table-cell>
          <table:table-cell table:style-name="TableCell23">
            <text:p text:style-name="P24">Betreuer/Betreuerin: <text:s/></text:p>
          </table:table-cell>
        </table:table-row>
        <table:table-row table:style-name="TableRow25">
          <table:table-cell table:style-name="TableCell26">
            <text:p text:style-name="P27"><text:span text:style-name="T28">Alin Porcic 5BHEL - 19 <text:s text:c="20"/>Daniel Ranalter 5BHEL – 19</text:span><text:span text:style-name="T29"><text:line-break/>Manpreet Singh 5BHEL – 19</text:span><text:span text:style-name="T30"><text:line-break/>Marko Stojanov</text:span><text:span text:style-name="T31">ić 5BHEL - 20</text:span><text:span text:style-name="T32"><text:s text:c="2"/></text:span></text:p>
          </table:table-cell>
          <table:table-cell table:style-name="TableCell33">
            <text:p text:style-name="P34"/>
          </table:table-cell>
          <table:table-cell table:style-name="TableCell35">
            <text:p text:style-name="P36">Dr. Michael Weiss <text:s text:c="3"/></text:p>
          </table:table-cell>
        </table:table-row>
      </table:table>
      <text:p text:style-name="P37"/>
      <text:p text:style-name="P38"/>
      <text:p text:style-name="P39"/>
      <text:p text:style-name="P40">Innsbruck, am<text:s/>30.04.2015</text:p>
      <text:p text:style-name="P41"/>
      <text:p text:style-name="P42"><text:span text:style-name="T43"><draw:connector draw:type="line" svg:x1="-0.00417in" svg:y1="0.28681in" svg:x2="5.83958in" svg:y2="0.29722in" draw:z-index="251659264" draw:id="id0" draw:style-name="a0" draw:name="Gerader Verbinder 3" text:anchor-type="paragraph"><svg:title/><svg:desc/></draw:connector></text:span><text:span text:style-name="T44"><text:tab/></text:span></text:p>
      <text:p text:style-name="P45"/>
      <text:p text:style-name="P46">Abgabevermerk:<text:s/><text:tab/><text:tab/><text:tab/><text:tab/><text:tab/>Betreuer/in:</text:p>
      <text:p text:style-name="P47"><text:span text:style-name="T48">Datum: <text:s text:c="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text-align="justify" fo:margin-bottom="0.0833in" fo:line-height="150%"/>
      <style:text-properties style:font-name="Arial" style:font-name-asian="Times New Roman" style:font-name-complex="Times New Roman" fo:font-size="12pt" style:font-size-asian="12pt" style:font-size-complex="10pt" fo:language="de" fo:country="DE" style:language-asian="ar" style:country-asian="SA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0694in">
        <style:tab-stops>
          <style:tab-stop style:type="center" style:position="3.15in"/>
          <style:tab-stop style:type="right" style:position="6.693in"/>
        </style:tab-stops>
      </style:paragraph-properties>
      <style:text-properties fo:font-size="10pt" style:font-size-asian="10pt" fo:hyphenate="false"/>
    </style:style>
    <style:style style:name="KopfzeileZchn" style:display-name="Kopfzeile Zchn" style:family="text" style:parent-style-name="Absatz-Standardschriftart">
      <style:text-properties style:font-name="Arial" style:font-name-asian="Times New Roman" style:font-name-complex="Times New Roman" fo:font-size="10pt" style:font-size-asian="10pt" style:font-size-complex="10pt" fo:language="de" fo:country="DE" style:language-asian="ar" style:country-asian="SA"/>
    </style:style>
    <style:style style:name="Fußzeile" style:display-name="Fußzeile" style:family="paragraph" style:parent-style-name="Standard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 style:line-height-at-least="0.0694in">
        <style:tab-stops>
          <style:tab-stop style:type="center" style:position="3.15in"/>
          <style:tab-stop style:type="right" style:position="6.693in"/>
        </style:tab-stops>
      </style:paragraph-properties>
      <style:text-properties fo:font-size="9pt" style:font-size-asian="9pt" style:font-size-complex="9pt" fo:hyphenate="false"/>
    </style:style>
    <style:style style:name="FußzeileZchn" style:display-name="Fußzeile Zchn" style:family="text" style:parent-style-name="Absatz-Standardschriftart">
      <style:text-properties style:font-name="Arial" style:font-name-asian="Times New Roman" style:font-name-complex="Times New Roman" fo:font-size="9pt" style:font-size-asian="9pt" style:font-size-complex="9pt" fo:language="de" fo:country="DE" style:language-asian="ar" style:country-asian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preet Singh</meta:initial-creator>
    <dc:creator>Manpreet Singh</dc:creator>
    <meta:creation-date>2015-04-28T22:06:00Z</meta:creation-date>
    <dc:date>2015-04-28T22:07:00Z</dc:date>
    <meta:print-date>2015-04-28T22:06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9" meta:character-count="504" meta:row-count="3" meta:non-whitespace-character-count="436"/>
  </office:meta>
</office:document-meta>
</file>